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</style:style>
    <style:style style:name="P3" style:family="paragraph" style:parent-style-name="Text_20_body" style:list-style-name="L1">
      <style:paragraph-properties fo:margin-top="0in" fo:margin-bottom="0in" loext:contextual-spacing="false" fo:line-height="138%" style:writing-mode="lr-tb"/>
    </style:style>
    <style:style style:name="P4" style:family="paragraph" style:parent-style-name="Text_20_body" style:list-style-name="L2">
      <style:paragraph-properties fo:margin-top="0in" fo:margin-bottom="0in" loext:contextual-spacing="false" fo:line-height="138%" style:writing-mode="lr-tb"/>
    </style:style>
    <style:style style:name="P5" style:family="paragraph" style:parent-style-name="Text_20_body" style:list-style-name="L3">
      <style:paragraph-properties fo:margin-top="0in" fo:margin-bottom="0in" loext:contextual-spacing="false" fo:line-height="138%" style:writing-mode="lr-tb"/>
    </style:style>
    <style:style style:name="P6" style:family="paragraph" style:parent-style-name="Text_20_body" style:list-style-name="L4">
      <style:paragraph-properties fo:margin-top="0in" fo:margin-bottom="0in" loext:contextual-spacing="false" fo:line-height="138%" style:writing-mode="lr-tb"/>
    </style:style>
    <style:style style:name="P7" style:family="paragraph" style:parent-style-name="Text_20_body" style:list-style-name="L5">
      <style:paragraph-properties fo:margin-top="0in" fo:margin-bottom="0in" loext:contextual-spacing="false" fo:line-height="138%" style:writing-mode="lr-tb"/>
    </style:style>
    <style:style style:name="P8" style:family="paragraph" style:parent-style-name="Text_20_body" style:list-style-name="L6">
      <style:paragraph-properties fo:margin-top="0in" fo:margin-bottom="0in" loext:contextual-spacing="false" fo:line-height="138%" style:writing-mode="lr-tb"/>
    </style:style>
    <style:style style:name="P9" style:family="paragraph" style:parent-style-name="Text_20_body" style:list-style-name="L7">
      <style:paragraph-properties fo:margin-top="0in" fo:margin-bottom="0in" loext:contextual-spacing="false" fo:line-height="138%" style:writing-mode="lr-tb"/>
    </style:style>
    <style:style style:name="P10" style:family="paragraph" style:parent-style-name="Text_20_body" style:list-style-name="L8">
      <style:paragraph-properties fo:margin-top="0in" fo:margin-bottom="0in" loext:contextual-spacing="false" fo:line-height="138%" style:writing-mode="lr-tb"/>
    </style:style>
    <style:style style:name="P11" style:family="paragraph" style:parent-style-name="Text_20_body" style:list-style-name="L9">
      <style:paragraph-properties fo:margin-top="0in" fo:margin-bottom="0in" loext:contextual-spacing="false" fo:line-height="138%" style:writing-mode="lr-tb"/>
    </style:style>
    <style:style style:name="P12" style:family="paragraph" style:parent-style-name="Text_20_body" style:list-style-name="L10">
      <style:paragraph-properties fo:margin-top="0in" fo:margin-bottom="0in" loext:contextual-spacing="false" fo:line-height="138%" style:writing-mode="lr-tb"/>
    </style:style>
    <style:style style:name="P13" style:family="paragraph" style:parent-style-name="Text_20_body" style:list-style-name="L11">
      <style:paragraph-properties fo:margin-top="0in" fo:margin-bottom="0in" loext:contextual-spacing="false" fo:line-height="138%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9925179-28a8-f0f0-2cae-b6d415526a00"/>Challenge 1</text:p>
      <text:list xml:id="list5815639507161871706" text:style-name="L1">
        <text:list-item>
          <text:p text:style-name="P3"><text:a xlink:type="simple" xlink:href="https://hacktherack2018.blob.core.windows.net/challenge1/Chinese_Encoding_Guide-Excel.txt?sp=r&amp;st=2018-06-22T08:59:13Z&amp;se=2018-06-24T07:10:00Z&amp;spr=https&amp;sv=2017-11-09&amp;sig=Q2RHfzQKh2R6AbRd%2F%2Bvjyzs2sb3jX1ncr4nRStBXmnQ%3D&amp;sr=b" text:style-name="Internet_20_link" text:visited-style-name="Visited_20_Internet_20_Link"><text:span text:style-name="T1">https://hacktherack2018.blob.core.windows.net/challenge1/Chinese_Encoding_Guide-Excel.txt?sp=r&amp;st=2018-06-22T08:59:13Z&amp;se=2018-06-24T07:10:00Z&amp;spr=https&amp;sv=2017-11-09&amp;sig=Q2RHfzQKh2R6AbRd%2F%2Bvjyzs2sb3jX1ncr4nRStBXmnQ%3D&amp;sr=b</text:span></text:a><text:span text:style-name="T2"> </text:span></text:p>
        </text:list-item>
      </text:list>
      <text:list xml:id="list7553494455782881175" text:style-name="L5">
        <text:list-item>
          <text:p text:style-name="P7"><text:a xlink:type="simple" xlink:href="https://hacktherack2018.blob.core.windows.net/challenge2/data_dictionary.docx?sp=r&amp;st=2018-06-22T08:49:51Z&amp;se=2018-06-24T07:10:00Z&amp;spr=https&amp;sv=2017-11-09&amp;sig=jcA6IX4hjnz5cEv0XCnsxXXokE5whOFELVeUTCEHlTM%3D&amp;sr=b" text:style-name="Internet_20_link" text:visited-style-name="Visited_20_Internet_20_Link"><text:span text:style-name="T1">https://hacktherack2018.blob.core.windows.net/challenge2/data_dictionary.docx?sp=r&amp;st=2018-06-22T08:49:51Z&amp;se=2018-06-24T07:10:00Z&amp;spr=https&amp;sv=2017-11-09&amp;sig=jcA6IX4hjnz5cEv0XCnsxXXokE5whOFELVeUTCEHlTM%3D&amp;sr=b</text:span></text:a><text:span text:style-name="T2"> </text:span></text:p>
        </text:list-item>
      </text:list>
      <text:p text:style-name="Text_20_body"/>
      <text:list xml:id="list1918326276631199672" text:style-name="L6">
        <text:list-item>
          <text:p text:style-name="P8"><text:a xlink:type="simple" xlink:href="https://hacktherack2018.blob.core.windows.net/challenge2/Images.zip?sp=r&amp;st=2018-06-22T08:50:22Z&amp;se=2018-06-24T07:10:00Z&amp;spr=https&amp;sv=2017-11-09&amp;sig=0REkBKwFW%2BZ0cJHipN7NlK8BJHFRiqeieNj7NvgsHKI%3D&amp;sr=b" text:style-name="Internet_20_link" text:visited-style-name="Visited_20_Internet_20_Link"><text:span text:style-name="T1">https://hacktherack2018.blob.core.windows.net/challenge2/Images.zip?sp=r&amp;st=2018-06-22T08:50:22Z&amp;se=2018-06-24T07:10:00Z&amp;spr=https&amp;sv=2017-11-09&amp;sig=0REkBKwFW%2BZ0cJHipN7NlK8BJHFRiqeieNj7NvgsHKI%3D&amp;sr=b</text:span></text:a></text:p>
        </text:list-item>
      </text:list>
      <text:p text:style-name="Text_20_body"/>
      <text:list xml:id="list5078407073836215217" text:style-name="L7">
        <text:list-item>
          <text:p text:style-name="P9"><text:a xlink:type="simple" xlink:href="https://hacktherack2018.blob.core.windows.net/challenge2/tagged_results.csv?sp=r&amp;st=2018-06-22T08:50:59Z&amp;se=2018-06-24T07:10:00Z&amp;spr=https&amp;sv=2017-11-09&amp;sig=vd1NDyqrRUEmTpuykCzcdvuu5NmLeP%2Bf0DiIY4q2DZA%3D&amp;sr=b" text:style-name="Internet_20_link" text:visited-style-name="Visited_20_Internet_20_Link"><text:span text:style-name="T1">https://hacktherack2018.blob.core.windows.net/challenge2/tagged_results.csv?sp=r&amp;st=2018-06-22T08:50:59Z&amp;se=2018-06-24T07:10:00Z&amp;spr=https&amp;sv=2017-11-09&amp;sig=vd1NDyqrRUEmTpuykCzcdvuu5NmLeP%2Bf0DiIY4q2DZA%3D&amp;sr=b</text:span></text:a><text:span text:style-name="T2"> </text:span></text:p>
        </text:list-item>
      </text:list>
      <text:p text:style-name="Text_20_body"/>
      <text:p text:style-name="P1">Challenge 3</text:p>
      <text:list xml:id="list157176958016926890" text:style-name="L8">
        <text:list-item>
          <text:p text:style-name="P10"><text:a xlink:type="simple" xlink:href="https://hacktherack2018.blob.core.windows.net/challenge3/freight_terms_dictionary.xlsx?sp=r&amp;st=2018-06-22T08:53:01Z&amp;se=2018-06-24T07:10:00Z&amp;spr=https&amp;sv=2017-11-09&amp;sig=K6P5pw0yoVwq3hDA2VL8S1HNIyJsrVSy98K5nGroVwo%3D&amp;sr=b" text:style-name="Internet_20_link" text:visited-style-name="Visited_20_Internet_20_Link"><text:span text:style-name="T1">https://hacktherack2018.blob.core.windows.net/challenge3/freight_terms_dictionary.xlsx?sp=r&amp;st=2018-06-22T08:53:01Z&amp;se=2018-06-24T07:10:00Z&amp;spr=https&amp;sv=2017-11-09&amp;sig=K6P5pw0yoVwq3hDA2VL8S1HNIyJsrVSy98K5nGroVwo%3D&amp;sr=b</text:span></text:a></text:p>
        </text:list-item>
      </text:list>
      <text:p text:style-name="Text_20_body"/>
      <text:list xml:id="list650322044096332250" text:style-name="L9">
        <text:list-item>
          <text:p text:style-name="P11"><text:a xlink:type="simple" xlink:href="https://hacktherack2018.blob.core.windows.net/challenge3/Inbound_Orders_and_Live_Order_Book_for_Hackathon.xlsx?sp=r&amp;st=2018-06-22T08:56:40Z&amp;se=2018-06-24T07:10:00Z&amp;spr=https&amp;sv=2017-11-09&amp;sig=2X0z1hwtI%2BJ9jyzmMJ9Rq0DPQyQ3VG4nJIZyfq4AqbU%3D&amp;sr=b" text:style-name="Internet_20_link" text:visited-style-name="Visited_20_Internet_20_Link"><text:span text:style-name="T1">https://hacktherack2018.blob.core.windows.net/challenge3/Inbound_Orders_and_Live_Order_Book_for_Hackathon.xlsx?sp=r&amp;st=2018-06-22T08:56:40Z&amp;se=2018-06-24T07:10:00Z&amp;spr=https&amp;sv=2017-11-09&amp;sig=2X0z1hwtI%2BJ9jyzmMJ9Rq0DPQyQ3VG4nJIZyfq4AqbU%3D&amp;sr=b</text:span></text:a><text:span text:style-name="T2"> </text:span><text:a xlink:type="simple" xlink:href="https://hacktherack2018.blob.core.windows.net/challenge3/Inbound" text:style-name="Internet_20_link" text:visited-style-name="Visited_20_Internet_20_Link"><text:span text:style-name="T1"> </text:span></text:a></text:p>
        </text:list-item>
      </text:list>
      <text:p text:style-name="Text_20_body"/>
      <text:p text:style-name="P1">Challenge 4</text:p>
      <text:list xml:id="list1549334942606102827" text:style-name="L10">
        <text:list-item>
          <text:p text:style-name="P12"><text:a xlink:type="simple" xlink:href="https://hacktherack2018.blob.core.windows.net/challenge4/Measurement_Charts.zip?sp=r&amp;st=2018-06-22T08:57:35Z&amp;se=2018-06-24T07:10:00Z&amp;spr=https&amp;sv=2017-11-09&amp;sig=e97vNp5UzFVW0rg6diCHpkh4J5hJQUX%2BS%2Fbvyvur9LA%3D&amp;sr=b" text:style-name="Internet_20_link" text:visited-style-name="Visited_20_Internet_20_Link"><text:span text:style-name="T1">https://hacktherack2018.blob.core.windows.net/challenge4/Measurement_Charts.zip?sp=r&amp;st=2018-06-22T08:57:35Z&amp;se=2018-06-24T07:10:00Z&amp;spr=https&amp;sv=2017-11-09&amp;sig=e97vNp5UzFVW0rg6diCHpkh4J5hJQUX%2BS%2Fbvyvur9LA%3D&amp;sr=b</text:span></text:a><text:span text:style-name="T2"> </text:span></text:p>
        </text:list-item>
      </text:list>
      <text:p text:style-name="Text_20_body"/>
      <text:list xml:id="list362548340571328565" text:style-name="L11">
        <text:list-item>
          <text:p text:style-name="P13"><text:a xlink:type="simple" xlink:href="https://hacktherack2018.blob.core.windows.net/challenge4/report_001.pdf?sp=r&amp;st=2018-06-22T08:58:07Z&amp;se=2018-06-24T07:10:00Z&amp;spr=https&amp;sv=2017-11-09&amp;sig=dWOOBsns0eA7vEjFJffqw0lo3Wl76ItREJmwBlM4dYw%3D&amp;sr=b" text:style-name="Internet_20_link" text:visited-style-name="Visited_20_Internet_20_Link"><text:span text:style-name="T1">https://hacktherack2018.blob.core.windows.net/challenge4/report_001.pdf?sp=r&amp;st=2018-06-22T08:58:07Z&amp;se=2018-06-24T07:10:00Z&amp;spr=https&amp;sv=2017-11-09&amp;sig=dWOOBsns0eA7vEjFJffqw0lo3Wl76ItREJmwBlM4dYw%3D&amp;sr=b</text:span></text:a><text:span text:style-name="T2"> </text:span></text:p>
        </text:list-item>
      </text:list>
      <text:p text:style-name="P2"/>
      <text:list xml:id="list137663940407953432" text:style-name="L2">
        <text:list-item>
          <text:p text:style-name="P4"><text:soft-page-break/><text:a xlink:type="simple" xlink:href="https://hacktherack2018.blob.core.windows.net/challenge1/data_dictionary.csv?sp=r&amp;st=2018-06-22T08:48:07Z&amp;se=2018-06-24T07:10:00Z&amp;spr=https&amp;sv=2017-11-09&amp;sig=URRXqtdZpDG1kd4kYUIvO5RkFYf1GdZmbPyS2vdOLfM%3D&amp;sr=b" text:style-name="Internet_20_link" text:visited-style-name="Visited_20_Internet_20_Link"><text:span text:style-name="T1">https://hacktherack2018.blob.core.windows.net/challenge1/data_dictionary.csv?sp=r&amp;st=2018-06-22T08:48:07Z&amp;se=2018-06-24T07:10:00Z&amp;spr=https&amp;sv=2017-11-09&amp;sig=URRXqtdZpDG1kd4kYUIvO5RkFYf1GdZmbPyS2vdOLfM%3D&amp;sr=b</text:span></text:a></text:p>
        </text:list-item>
      </text:list>
      <text:p text:style-name="P2"/>
      <text:list xml:id="list5496266757773103213" text:style-name="L3">
        <text:list-item>
          <text:p text:style-name="P5"><text:a xlink:type="simple" xlink:href="https://hacktherack2018.blob.core.windows.net/challenge1/promotions1.csv?sp=r&amp;st=2018-06-22T14:15:21Z&amp;se=2018-06-24T07:10:00Z&amp;spr=https&amp;sv=2017-11-09&amp;sig=2OaHREOtYiS0Z8LoCwMe3AjoRGe3vDuiGelNpVlFlyo%3D&amp;sr=b" text:style-name="Internet_20_link" text:visited-style-name="Visited_20_Internet_20_Link"><text:span text:style-name="T1">https://hacktherack2018.blob.core.windows.net/challenge1/promotions1.csv?sp=r&amp;st=2018-06-22T14:15:21Z&amp;se=2018-06-24T07:10:00Z&amp;spr=https&amp;sv=2017-11-09&amp;sig=2OaHREOtYiS0Z8LoCwMe3AjoRGe3vDuiGelNpVlFlyo%3D&amp;sr=b</text:span></text:a><text:span text:style-name="T2"> </text:span></text:p>
        </text:list-item>
      </text:list>
      <text:p text:style-name="P2"/>
      <text:list xml:id="list2440211079920130859" text:style-name="L4">
        <text:list-item>
          <text:p text:style-name="P6"><text:a xlink:type="simple" xlink:href="https://hacktherack2018.blob.core.windows.net/challenge1/transactions.csv?sp=r&amp;st=2018-06-22T14:11:30Z&amp;se=2018-06-24T07:10:00Z&amp;spr=https&amp;sv=2017-11-09&amp;sig=NeO1Scm5WvOCLHUgFRiz9R53uxZuy074CDmv3iOhZkE%3D&amp;sr=b" text:style-name="Internet_20_link" text:visited-style-name="Visited_20_Internet_20_Link"><text:span text:style-name="T1">https://hacktherack2018.blob.core.windows.net/challenge1/transactions.csv?sp=r&amp;st=2018-06-22T14:11:30Z&amp;se=2018-06-24T07:10:00Z&amp;spr=https&amp;sv=2017-11-09&amp;sig=NeO1Scm5WvOCLHUgFRiz9R53uxZuy074CDmv3iOhZkE%3D&amp;sr=b</text:span></text:a><text:span text:style-name="T2">  </text:span></text:p>
        </text:list-item>
      </text:list>
      <text:p text:style-name="P2"/>
      <text:p text:style-name="P1">Challenge 2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2:02:02.560130526</meta:creation-date>
    <dc:date>2018-06-23T02:02:15.867103363</dc:date>
    <meta:editing-duration>PT13S</meta:editing-duration>
    <meta:editing-cycles>1</meta:editing-cycles>
    <meta:document-statistic meta:table-count="0" meta:image-count="0" meta:object-count="0" meta:page-count="2" meta:paragraph-count="15" meta:word-count="30" meta:character-count="2428" meta:non-whitespace-character-count="2414"/>
    <meta:generator>LibreOffice/5.1.6.2$Linux_X86_64 LibreOffice_project/10m0$Build-2</meta:generator>
  </office:meta>
</office:document-meta>
</file>